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084cm" fo:min-width="7.50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28cm" svg:stroke-color="#bf0041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207cm" svg:y1="19.542cm" svg:x2="2.678cm" svg:y2="19.542cm">
          <text:p/>
        </draw:line>
        <draw:line draw:style-name="gr1" draw:text-style-name="P1" draw:layer="layout" svg:x1="6.208cm" svg:y1="19.542cm" svg:x2="6.207cm" svg:y2="22.971cm">
          <text:p/>
        </draw:line>
        <draw:custom-shape draw:style-name="gr2" draw:text-style-name="P2" draw:layer="layout" svg:width="8.001cm" svg:height="5.334cm" draw:transform="skewX (-0.0287979326579064) translate (2.352cm 17.891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29cm" svg:y1="16.748cm" svg:x2="10.652cm" svg:y2="16.748cm">
          <text:p/>
        </draw:line>
        <draw:line draw:style-name="gr3" draw:text-style-name="P1" draw:layer="layout" svg:x1="10.652cm" svg:y1="14.208cm" svg:x2="10.652cm" svg:y2="16.748cm">
          <text:p/>
        </draw:line>
        <draw:line draw:style-name="gr3" draw:text-style-name="P1" draw:layer="layout" svg:x1="10.652cm" svg:y1="14.208cm" svg:x2="4.429cm" svg:y2="16.748cm">
          <text:p/>
        </draw:line>
        <draw:custom-shape draw:style-name="gr4" draw:text-style-name="P3" draw:layer="layout" svg:width="0.254cm" svg:height="0.254cm" svg:x="10.398cm" svg:y="16.49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42cm" svg:height="0.389cm" svg:x="10.847cm" svg:y="15.4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1.454cm" svg:height="0.389cm" svg:x="6.969cm" svg:y="16.9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1.982cm" svg:height="0.389cm" svg:x="6.334cm" svg:y="14.5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6" draw:text-style-name="P1" draw:layer="layout" svg:width="0.611cm" svg:height="0.371cm" draw:transform="rotate (-0.586081562819696) translate (6.08cm 16.1cm)" svg:viewBox="0 0 612 372" svg:d="M0 0c176 3 384 39 495 196l84 103 33 73">
          <text:p/>
        </draw:path>
        <draw:frame draw:style-name="gr5" draw:text-style-name="P3" draw:layer="layout" svg:width="0.433cm" svg:height="0.2cm" svg:x="6.588cm" svg:y="16.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5T22:25:26.255005200</dc:date>
    <meta:editing-duration>PT1H56M18S</meta:editing-duration>
    <meta:editing-cycles>33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 mathvariant="italic">opposé</mi>
    <annotation encoding="StarMath 5.0">opposé</annotation>
  </semantics>
</math>
</file>

<file path=Object 2/content.xml><?xml version="1.0" encoding="utf-8"?>
<math xmlns="http://www.w3.org/1998/Math/MathML" display="block">
  <semantics>
    <mi mathvariant="italic">adjacent</mi>
    <annotation encoding="StarMath 5.0">adjacent</annotation>
  </semantics>
</math>
</file>

<file path=Object 3/content.xml><?xml version="1.0" encoding="utf-8"?>
<math xmlns="http://www.w3.org/1998/Math/MathML" display="block">
  <semantics>
    <mi mathvariant="italic">hypothénuse</mi>
    <annotation encoding="StarMath 5.0">hypothénuse</annotation>
  </semantics>
</math>
</file>

<file path=Object 4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